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B9EEAC4760CF50F1.png" manifest:media-type="image/png"/>
  <manifest:file-entry manifest:full-path="Pictures/1000020100000280000001E04A5AAF0FAA4CBBCB.png" manifest:media-type="image/png"/>
  <manifest:file-entry manifest:full-path="Pictures/1000020100000280000001E0847EFCCEEC0AA242.png" manifest:media-type="image/png"/>
  <manifest:file-entry manifest:full-path="Pictures/1000020100000280000001E08B8414B467F6F592.png" manifest:media-type="image/png"/>
  <manifest:file-entry manifest:full-path="Pictures/1000020100000280000001E0B6E2F9BAD1DF3E7A.png" manifest:media-type="image/png"/>
  <manifest:file-entry manifest:full-path="Pictures/1000020100000280000001E025FCDD5E8FAFD3EE.png" manifest:media-type="image/png"/>
  <manifest:file-entry manifest:full-path="Pictures/1000020100000280000001E004C292428AACDF37.png" manifest:media-type="image/png"/>
  <manifest:file-entry manifest:full-path="Pictures/1000020100000280000001E08212FF227C8CF130.png" manifest:media-type="image/png"/>
  <manifest:file-entry manifest:full-path="Pictures/1000020100000280000001E0A768EDEEA67CDC6C.png" manifest:media-type="image/png"/>
  <manifest:file-entry manifest:full-path="Pictures/1000020100000280000001E07C7C0663425C5B8E.png" manifest:media-type="image/png"/>
  <manifest:file-entry manifest:full-path="Pictures/1000020100000280000001E0AF413D12691464A2.png" manifest:media-type="image/png"/>
  <manifest:file-entry manifest:full-path="Pictures/1000020100000280000001E035FE6F239E5E3F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8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0066b3"/>
    </style:style>
    <style:style style:name="P7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16cm" svg:height="7.62cm" svg:x="9.224cm" svg:y="4.363cm">
            <draw:image xlink:href="Pictures/1000020100000280000001E004C292428AACDF37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20.908cm" svg:y="4.363cm">
            <draw:image xlink:href="Pictures/1000020100000280000001E0B6E2F9BAD1DF3E7A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32.973cm" svg:y="4.363cm">
            <draw:image xlink:href="Pictures/1000020100000280000001E07C7C0663425C5B8E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44.911cm" svg:y="4.236cm">
            <draw:image xlink:href="Pictures/1000020100000280000001E0AF413D12691464A2.png" xlink:type="simple" xlink:show="embed" xlink:actuate="onLoad">
              <text:p/>
            </draw:image>
          </draw:frame>
          <draw:frame draw:style-name="gr2" draw:text-style-name="P3" draw:layer="layout" svg:width="5.461cm" svg:height="2.159cm" svg:x="2.37cm" svg:y="7.647cm">
            <draw:text-box>
              <text:p text:style-name="P2"><text:span text:style-name="T1">SPIRAL</text:span></text:p>
            </draw:text-box>
          </draw:frame>
        </draw:g>
        <draw:g>
          <draw:frame draw:style-name="gr1" draw:text-style-name="P1" draw:layer="layout" svg:width="10.16cm" svg:height="7.62cm" svg:x="9.026cm" svg:y="22.131cm">
            <draw:image xlink:href="Pictures/1000020100000280000001E025FCDD5E8FAFD3EE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20.837cm" svg:y="22.131cm">
            <draw:image xlink:href="Pictures/1000020100000280000001E035FE6F239E5E3FA3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32.775cm" svg:y="22.131cm">
            <draw:image xlink:href="Pictures/1000020100000280000001E0A768EDEEA67CDC6C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44.967cm" svg:y="22.004cm">
            <draw:image xlink:href="Pictures/1000020100000280000001E0847EFCCEEC0AA242.png" xlink:type="simple" xlink:show="embed" xlink:actuate="onLoad">
              <text:p/>
            </draw:image>
          </draw:frame>
          <draw:frame draw:style-name="gr3" draw:text-style-name="P5" draw:layer="layout" svg:width="6.839cm" svg:height="1.195cm" svg:x="1.599cm" svg:y="25.107cm">
            <draw:text-box>
              <text:p text:style-name="P4"><text:span text:style-name="T1">AGGREGATION</text:span></text:p>
            </draw:text-box>
          </draw:frame>
        </draw:g>
        <draw:g>
          <draw:frame draw:style-name="gr1" draw:text-style-name="P1" draw:layer="layout" svg:width="10.16cm" svg:height="7.62cm" svg:x="9.097cm" svg:y="13.167cm">
            <draw:image xlink:href="Pictures/1000020100000280000001E08212FF227C8CF130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20.781cm" svg:y="13.167cm">
            <draw:image xlink:href="Pictures/1000020100000280000001E04A5AAF0FAA4CBBCB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32.846cm" svg:y="13.094cm">
            <draw:image xlink:href="Pictures/1000020100000280000001E0B9EEAC4760CF50F1.png" xlink:type="simple" xlink:show="embed" xlink:actuate="onLoad">
              <text:p/>
            </draw:image>
          </draw:frame>
          <draw:frame draw:style-name="gr1" draw:text-style-name="P1" draw:layer="layout" svg:width="10.16cm" svg:height="7.62cm" svg:x="44.911cm" svg:y="13.04cm">
            <draw:image xlink:href="Pictures/1000020100000280000001E08B8414B467F6F592.png" xlink:type="simple" xlink:show="embed" xlink:actuate="onLoad">
              <text:p/>
            </draw:image>
          </draw:frame>
          <draw:frame draw:style-name="gr3" draw:text-style-name="P5" draw:layer="layout" svg:width="5.531cm" svg:height="1.195cm" svg:x="2.108cm" svg:y="16.351cm">
            <draw:text-box>
              <text:p text:style-name="P4"><text:span text:style-name="T1">COMPOUND</text:span></text:p>
            </draw:text-box>
          </draw:frame>
        </draw:g>
        <draw:g>
          <draw:frame draw:style-name="gr4" draw:text-style-name="P3" draw:layer="layout" svg:width="6.096cm" svg:height="3.083cm" svg:x="10.906cm" svg:y="31.077cm">
            <draw:text-box>
              <text:p text:style-name="P2"><text:span text:style-name="T1">Original</text:span></text:p>
              <text:p text:style-name="P2"><text:span text:style-name="T1">Groundtruth</text:span></text:p>
            </draw:text-box>
          </draw:frame>
          <draw:frame draw:style-name="gr4" draw:text-style-name="P3" draw:layer="layout" svg:width="6.096cm" svg:height="3.083cm" svg:x="22.59cm" svg:y="30.912cm">
            <draw:text-box>
              <text:p text:style-name="P2"><text:span text:style-name="T1">Prediction</text:span></text:p>
              <text:p text:style-name="P2"><text:span text:style-name="T1">After</text:span></text:p>
              <text:p text:style-name="P2"><text:span text:style-name="T1">200 Epochs</text:span></text:p>
            </draw:text-box>
          </draw:frame>
          <draw:frame draw:style-name="gr4" draw:text-style-name="P3" draw:layer="layout" svg:width="6.096cm" svg:height="3.083cm" svg:x="34.909cm" svg:y="30.731cm">
            <draw:text-box>
              <text:p text:style-name="P2"><text:span text:style-name="T1">Prediction</text:span></text:p>
              <text:p text:style-name="P2"><text:span text:style-name="T1">After</text:span></text:p>
              <text:p text:style-name="P2"><text:span text:style-name="T1">400 Epochs</text:span></text:p>
            </draw:text-box>
          </draw:frame>
          <draw:frame draw:style-name="gr4" draw:text-style-name="P3" draw:layer="layout" svg:width="6.096cm" svg:height="3.083cm" svg:x="46.974cm" svg:y="30.758cm">
            <draw:text-box>
              <text:p text:style-name="P2"><text:span text:style-name="T1">Prediction</text:span></text:p>
              <text:p text:style-name="P2"><text:span text:style-name="T1">After</text:span></text:p>
              <text:p text:style-name="P2"><text:span text:style-name="T1">600 Epochs</text:span></text:p>
            </draw:text-box>
          </draw:frame>
        </draw:g>
        <draw:frame draw:style-name="gr3" draw:text-style-name="P7" draw:layer="layout" svg:width="10.569cm" svg:height="0.962cm" svg:x="44.66cm" svg:y="35.217cm">
          <draw:text-box>
            <text:p text:style-name="P6"><text:span text:style-name="T2">http://</text:span><text:span text:style-name="T2">cs.joensuu.fi/</text:span><text:span text:style-name="T2">sipu/datasets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6:46:16.983316943</meta:creation-date>
    <dc:date>2019-11-20T18:18:32.992567103</dc:date>
    <meta:editing-duration>PT1H10M22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